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andomWord"/>
        <text:user-field-decl office:value-type="float" office:value="0" text:name="person.age"/>
        <text:user-field-decl office:value-type="float" office:value="0" text:name="person.name"/>
        <text:user-field-decl office:value-type="float" office:value="0" text:name="person.dob"/>
        <text:user-field-decl office:value-type="float" office:value="0" text:name="person.favouriteFruit"/>
        <text:user-field-decl office:value-type="float" office:value="0" text:name="person.currentShirt.color"/>
      </text:user-field-decls>
      <text:p text:style-name="Text_20_body"><text:user-field-get style:data-style-name="N0" text:name="person.name">0</text:user-field-get>, <text:user-field-get style:data-style-name="N0" text:name="person.age">0</text:user-field-get> years old<text:hidden-text text:condition="ooow:!person.dob" text:string-value=" - born in "/><text:user-field-get style:data-style-name="N0" text:name="person.dob">0</text:user-field-get>, has the <text:user-field-get style:data-style-name="N0" text:name="person.favouriteFruit">0</text:user-field-get> as his favourite fruit. His current shirt is <text:user-field-get style:data-style-name="N0" text:name="person.currentShirt.color">0</text:user-field-get>.</text:p>
      <text:p text:style-name="Text_20_body"/>
      <text:p text:style-name="Text_20_body"><text:user-field-get style:data-style-name="N0" text:name="randomWord">0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9:00:11</meta:creation-date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2" meta:word-count="18" meta:character-count="76" meta:non-whitespace-character-count="60"/>
  </office:meta>
</office:document-meta>
</file>